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32fb" officeooo:paragraph-rsid="001a32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the important first docu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7T15:27:47.513000000</meta:creation-date>
    <dc:date>2017-01-07T15:28:14.672000000</dc:date>
    <meta:editing-duration>PT27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2"/>
    <meta:generator>LibreOffice/5.1.0.3$Windows_X86_64 LibreOffice_project/5e3e00a007d9b3b6efb6797a8b8e57b51ab1f737</meta:generator>
  </office:meta>
</office:document-meta>
</file>